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330000001CC9B61A608211300E3.jpg" manifest:media-type="image/jpeg"/>
  <manifest:file-entry manifest:full-path="Pictures/10000000000003E8000002BC8F0C5C9ECFA10834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.579cm, 5.014cm, 0cm, 4.84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8.999cm" svg:height="13.298cm" svg:x="1cm" svg:y="8.2cm">
          <draw:image xlink:href="Pictures/10000000000003E8000002BC8F0C5C9ECFA10834.jpg" xlink:type="simple" xlink:show="embed" xlink:actuate="onLoad">
            <text:p/>
          </draw:image>
        </draw:frame>
        <draw:frame draw:style-name="gr2" draw:text-style-name="P1" draw:layer="layout" svg:width="13.334cm" svg:height="13.171cm" svg:x="4.048cm" svg:y="8.239cm">
          <draw:image xlink:href="Pictures/1000000000000330000001CC9B61A608211300E3.jp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1-07-15T16:51:51.567670553</dc:date>
    <meta:editing-duration>PT1M13S</meta:editing-duration>
    <meta:editing-cycles>1</meta:editing-cycles>
    <meta:document-statistic meta:object-count="2"/>
    <meta:generator>LibreOffice/6.0.7.3$Linux_X86_64 LibreOffice_project/00m0$Build-3</meta:generator>
  </office:meta>
</office:document-meta>
</file>